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8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9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0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11" style:family="paragraph" style:parent-style-name="Table_20_Contents">
      <style:paragraph-properties fo:text-align="start" style:justify-single-word="false"/>
      <style:text-properties fo:font-size="15pt" style:font-size-asian="15pt" style:language-asian="ja" style:country-asian="JP" style:font-size-complex="15pt"/>
    </style:style>
    <style:style style:name="P12" style:family="paragraph" style:parent-style-name="Table_20_Contents">
      <style:text-properties style:font-name="Arial1" fo:font-size="14pt"/>
    </style:style>
    <style:style style:name="P13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4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5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2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2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24" style:family="paragraph" style:parent-style-name="Table_20_Contents">
      <style:text-properties style:font-name="Arial1" fo:font-size="14pt"/>
    </style:style>
    <style:style style:name="P25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2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7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style:font-name-asian="Arial" style:font-size-asian="14pt" style:language-asian="ja" style:country-asian="JP" style:font-size-complex="14pt"/>
    </style:style>
    <style:style style:name="T7" style:family="text">
      <style:text-properties fo:font-size="14pt" style:font-name-asian="Arial" style:font-size-asian="14pt" style:font-size-complex="14pt"/>
    </style:style>
    <style:style style:name="T8" style:family="text">
      <style:text-properties style:language-asian="ja" style:country-asian="JP"/>
    </style:style>
    <style:style style:name="T9" style:family="text">
      <style:text-properties fo:font-weight="normal"/>
    </style:style>
    <style:style style:name="T10" style:family="text">
      <style:text-properties fo:font-weight="normal" fo:background-color="#ffe599"/>
    </style:style>
    <style:style style:name="T11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</text:p>
      <text:p text:style-name="P5">[XXX]</text:p>
      <text:p text:style-name="Text_20_body"/>
      <text:p text:style-name="P7"><text:span text:style-name="T1">1. </text:span><text:span text:style-name="T2">XX:XX</text:span></text:p>
      <text:p text:style-name="P2">1. <text:a xlink:type="simple" xlink:href="https://hi.wikipedia.org/wiki/दय" text:style-name="Internet_20_link" text:visited-style-name="Visited_20_Internet_20_Link">https://hi.wikipedia.org/wiki/दय</text:a><text:span text:style-name="T6">ानन्द_सरस्वती</text:span></text:p>
      <table:table table:name="表1" table:style-name="表1">
        <table:table-column table:style-name="表1.A"/>
        <table:table-row>
          <table:table-cell table:style-name="表1.A1" office:value-type="string">
            <text:p text:style-name="P14">महर्षि स्वामी दयानन्द सरस्वती (१८२४-१८८३)</text:p>
            <text:p text:style-name="P14"><text:s/>आधुनिक भारत के महान </text:p>
            <text:p text:style-name="P14">चिन्तक, समाज-सुधारक व देशभक्त थे</text:p>
            <text:p text:style-name="P14">। </text:p>
          </table:table-cell>
        </table:table-row>
        <table:table-row>
          <table:table-cell table:style-name="表1.A2" office:value-type="string">
            <text:p text:style-name="P10">maharSHi / swami / daya:nand / saraswati:</text:p>
            <text:p text:style-name="P10">a:dhunik ~ modern / bha:rat ~ India / ke ~ of / maha:n ~ great</text:p>
            <text:p text:style-name="P10">chintak ~ thinker / sama:dj ~ society / reformer ~ sudha:rak / wa? ~ and / deshabhakt ~ patriot / the ~ were</text:p>
          </table:table-cell>
        </table:table-row>
      </table:table>
      <text:p text:style-name="P2">2. </text:p>
      <table:table table:name="表2" table:style-name="表2">
        <table:table-column table:style-name="表2.A"/>
        <table:table-row>
          <table:table-cell table:style-name="表2.A1" office:value-type="string">
            <text:p text:style-name="P14"/>
          </table:table-cell>
        </table:table-row>
        <table:table-row>
          <table:table-cell table:style-name="表2.A2" office:value-type="string">
            <text:p text:style-name="P9"/>
          </table:table-cell>
        </table:table-row>
      </table:table>
      <text:p text:style-name="P3"/>
      <text:p text:style-name="P7"><text:span text:style-name="T3">[next] </text:span><text:span text:style-name="T4">ANY</text:span></text:p>
      <text:p text:style-name="Text_20_body"/>
      <text:p text:style-name="P6">[/  20191215_235153]</text:p>
      <text:p text:style-name="Text_20_body"/>
      <text:p text:style-name="Text_20_body"/>
      <text:p text:style-name="P15"/>
      <text:p text:style-name="P1">------------------------------------------------------------</text:p>
      <text:p text:style-name="P5">[20191216_074114]</text:p>
      <text:p text:style-name="Text_20_body"/>
      <text:p text:style-name="P7"><text:span text:style-name="T1">1. </text:span><text:span text:style-name="T2">XX:XX</text:span></text:p>
      <text:p text:style-name="P2">1. <text:a xlink:type="simple" xlink:href="https://hi.wikipedia.org/wiki/दय" text:style-name="Internet_20_link" text:visited-style-name="Visited_20_Internet_20_Link">https://hi.wikipedia.org/wiki/दय</text:a><text:span text:style-name="T6">ानन्द_सरस्वती</text:span></text:p>
      <table:table table:name="表3" table:style-name="表3">
        <table:table-column table:style-name="表3.A"/>
        <text:soft-page-break/>
        <table:table-row>
          <table:table-cell table:style-name="表3.A1" office:value-type="string">
            <text:p text:style-name="P14">वे महान ईश्वर भक्त थे,</text:p>
            <text:p text:style-name="P14"><text:s/>उन्होंने मुंबई में एक [समाज]]</text:p>
            <text:p text:style-name="P14"><text:s/>सुधारक संगठन - आर्य समाज </text:p>
            <text:p text:style-name="P14">की स्थापना की।</text:p>
          </table:table-cell>
        </table:table-row>
        <table:table-row>
          <table:table-cell table:style-name="表3.A2" office:value-type="string">
            <text:p text:style-name="P10">ve ~ he / maha:n ~ great / i:shvar ~ the god / bhakta ~ devotee / the ~ were</text:p>
            <text:p text:style-name="P10">unhonne ~ he / munbi: ~ mumbai / meng ~ in / e:k ~ a / society ~ sama:dj</text:p>
            <text:p text:style-name="P10">sudha:rak ~ reformer / sangath%an ~ organization / a:r^ya ~ arya</text:p>
            <text:p text:style-name="P10">ki: ~ of / stha:pana: ~ 설립</text:p>
          </table:table-cell>
        </table:table-row>
      </table:table>
      <text:p text:style-name="P2">2. </text:p>
      <table:table table:name="表4" table:style-name="表4">
        <table:table-column table:style-name="表4.A"/>
        <table:table-row>
          <table:table-cell table:style-name="表4.A1" office:value-type="string">
            <text:p text:style-name="P14"/>
          </table:table-cell>
        </table:table-row>
        <table:table-row>
          <table:table-cell table:style-name="表4.A2" office:value-type="string">
            <text:p text:style-name="P10"/>
          </table:table-cell>
        </table:table-row>
      </table:table>
      <text:p text:style-name="P3"/>
      <text:p text:style-name="P7"><text:span text:style-name="T3">[next] </text:span><text:span text:style-name="T4">“वे एक”</text:span></text:p>
      <text:p text:style-name="Text_20_body"/>
      <text:p text:style-name="P6">[/  20191216_083130]</text:p>
      <text:p text:style-name="Text_20_body"/>
      <text:p text:style-name="P15"/>
      <text:p text:style-name="P1">------------------------------------------------------------</text:p>
      <text:p text:style-name="P5">[XXX]</text:p>
      <text:p text:style-name="Text_20_body"/>
      <text:p text:style-name="P7"><text:span text:style-name="T1">1. </text:span><text:span text:style-name="T2">XX:XX</text:span></text:p>
      <text:p text:style-name="P2">1. <text:a xlink:type="simple" xlink:href="https://hi.wikipedia.org/wiki/कब" text:style-name="Internet_20_link" text:visited-style-name="Visited_20_Internet_20_Link"><text:span text:style-name="T7">https://hi.wikipedia.org/wiki/कब</text:span></text:a><text:span text:style-name="T7">ीर 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4">कबीर या भगत कबीर </text:p>
            <text:p text:style-name="P14">15वीं सदी के </text:p>
            <text:p text:style-name="P14">भारतीय रहस्यवादी कवि</text:p>
            <text:p text:style-name="P14"><text:s/>और संत थे।</text:p>
          </table:table-cell>
        </table:table-row>
        <text:soft-page-break/>
        <table:table-row>
          <table:table-cell table:style-name="表5.A2" office:value-type="string">
            <text:p text:style-name="P10">kabi:r / ya: ~ 또는 / bhagat ~ the faithful / 15 vi:ng ~ 15th / sadi: ~ 세기 / ke ~ 의</text:p>
            <text:p text:style-name="P10">bha:rati:ya <text:s/>~ Indian / r'hasyava:di: ~ 신비한 / kavi: ~ poet</text:p>
            <text:p text:style-name="P10">aur ~ 그리고 / sangt ~ 성자 / the ~ 있었다</text:p>
          </table:table-cell>
        </table:table-row>
      </table:table>
      <text:p text:style-name="P2">2. </text:p>
      <table:table table:name="表6" table:style-name="表6">
        <table:table-column table:style-name="表6.A"/>
        <table:table-row>
          <table:table-cell table:style-name="表6.A1" office:value-type="string">
            <text:p text:style-name="P14"/>
          </table:table-cell>
        </table:table-row>
        <table:table-row>
          <table:table-cell table:style-name="表6.A2" office:value-type="string">
            <text:p text:style-name="P10"/>
          </table:table-cell>
        </table:table-row>
      </table:table>
      <text:p text:style-name="P3"/>
      <text:p text:style-name="P7"><text:span text:style-name="T3">[next] </text:span><text:span text:style-name="T4">“वे हिन्दी साहित्य”</text:span></text:p>
      <text:p text:style-name="Text_20_body"/>
      <text:p text:style-name="P6">[/  20191216_085122]</text:p>
      <text:p text:style-name="Text_20_body"/>
      <text:p text:style-name="P8"/>
      <text:p text:style-name="P1">------------------------------------------------------------</text:p>
      <text:p text:style-name="P5">[XXX]</text:p>
      <text:p text:style-name="Text_20_body"/>
      <text:p text:style-name="P7"><text:span text:style-name="T1">1. </text:span><text:span text:style-name="T5">res free# JVEMV6 37#20_6 / 37. miscs / 20. philosophy / 20191216_101300</text:span></text:p>
      <text:p text:style-name="P2">1. <text:a xlink:type="simple" xlink:href="https://hi.wikipedia.org/wiki/श" text:style-name="Internet_20_link" text:visited-style-name="Visited_20_Internet_20_Link"><text:span text:style-name="T7">https://hi.wikipedia.org/wiki/श</text:span></text:a><text:span text:style-name="T7">ास्त्रीय_संगीत <text:s/></text:span></text:p>
      <table:table table:name="表7" table:style-name="表7">
        <table:table-column table:style-name="表7.A"/>
        <table:table-row>
          <table:table-cell table:style-name="表7.A1" office:value-type="string">
            <text:p text:style-name="P14">शास्त्रीय संगीत</text:p>
            <text:p text:style-name="P14">भारतीय शास्त्रीय संगीत या मार्ग, </text:p>
            <text:p text:style-name="P14">भारतीय संगीत का अभिन्न अंग है। </text:p>
          </table:table-cell>
        </table:table-row>
        <table:table-row>
          <table:table-cell table:style-name="表7.A2" office:value-type="string">
            <text:p text:style-name="P10">sha:stri:ya ~ 클래식 / sanggi:t ~ 음악</text:p>
            <text:p text:style-name="P10">bha:rti:ya ~ 인디언 / <text:s/>클래식 / 음악 / 또는 / mar<text:span text:style-name="T8">g ~ Route</text:span></text:p>
            <text:p text:style-name="P11">ka ~ 의 / abhinn ~ 없어서는 안될 / ang ~ 부분 / hai ~ 입니다</text:p>
          </table:table-cell>
        </table:table-row>
      </table:table>
      <text:p text:style-name="P2">2. </text:p>
      <table:table table:name="表8" table:style-name="表8">
        <table:table-column table:style-name="表8.A"/>
        <table:table-row>
          <table:table-cell table:style-name="表8.A1" office:value-type="string">
            <text:p text:style-name="P14"/>
          </table:table-cell>
        </table:table-row>
        <table:table-row>
          <table:table-cell table:style-name="表8.A2" office:value-type="string">
            <text:p text:style-name="P10"/>
          </table:table-cell>
        </table:table-row>
      </table:table>
      <text:p text:style-name="P3"><text:soft-page-break/></text:p>
      <text:p text:style-name="P7"><text:span text:style-name="T3">[next] </text:span><text:span text:style-name="T4">XX:XX</text:span></text:p>
      <text:p text:style-name="Text_20_body"/>
      <text:p text:style-name="P6">[/  XXX]</text:p>
      <text:p text:style-name="Text_20_body"/>
      <text:p text:style-name="P8"/>
      <text:p text:style-name="P1">------------------------------------------------------------</text:p>
      <text:p text:style-name="P5">[20191217_091158]</text:p>
      <text:p text:style-name="Text_20_body">ज्ञानाश्रयी</text:p>
      <text:p text:style-name="P7"><text:span text:style-name="T1">1. </text:span><text:span text:style-name="T2">XX:XX</text:span></text:p>
      <text:p text:style-name="P2">1. <text:a xlink:type="simple" xlink:href="https://hi.wikipedia.org/wiki/कब" text:style-name="Internet_20_link" text:visited-style-name="Visited_20_Internet_20_Link"><text:span text:style-name="T7">https://hi.wikipedia.org/wiki/कब</text:span></text:a><text:span text:style-name="T7">ीर </text:span></text:p>
      <table:table table:name="表9" table:style-name="表9">
        <table:table-column table:style-name="表9.A"/>
        <table:table-row>
          <table:table-cell table:style-name="表9.A1" office:value-type="string">
            <text:p text:style-name="P14"><text:s/>वे हिन्दी साहित्य के </text:p>
            <text:p text:style-name="P14">भक्तिकालीन युग में ज्ञानाश्र -निर्गुण</text:p>
            <text:p text:style-name="P14"><text:s/>शाखा की काव्यधारा के प्रवर्तक थे।</text:p>
          </table:table-cell>
        </table:table-row>
        <table:table-row>
          <table:table-cell table:style-name="表9.A2" office:value-type="string">
            <text:p text:style-name="P10">ve ~ 그들은 / Hindi ~ 힌디 / <text:s/>sa:hitya ~ 문학의 / of</text:p>
            <text:p text:style-name="P10">bhaktika:li:n ~ Devout / yug ~ 시대 / men ~ 에서 / gya:nashrayi: ~ 지식이 풍부한 / nirgun% ~ nirgun</text:p>
            <text:p text:style-name="P10">sha:kha ~ Branch / ki: ~ of / ka:vyadha:ra ~ Poetry / of / pravartak ~ 발기인</text:p>
          </table:table-cell>
        </table:table-row>
      </table:table>
      <text:p text:style-name="P2">2. 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4"><text:s/>इनकी रचनाओं ने हिन्दी</text:p>
            <text:p text:style-name="P14">प्रदेश <text:s/>के भक्ति आंदोलन को गहरे</text:p>
            <text:p text:style-name="P14"><text:s/>स्तर तक प्रभावित किया। </text:p>
          </table:table-cell>
        </table:table-row>
        <table:table-row>
          <table:table-cell table:style-name="表10.A2" office:value-type="string">
            <text:p text:style-name="P10">inaki: ~ 그들의 / rachana:o:ng ~ Compositions / ne ~ 있다 / Hindi</text:p>
            <text:p text:style-name="P10">pradesh ~ Region / of / bhakti ~ 헌신 献身 / a:ngdolan ~ 운동 / of / gahare ~ 깊은</text:p>
            <text:p text:style-name="P10">star ~ 레벨 / tak ~ 때까지 / prabha:vit ~ influenced / kiya: ~ 했어</text:p>
          </table:table-cell>
        </table:table-row>
      </table:table>
      <text:p text:style-name="P3"><text:soft-page-break/></text:p>
      <text:p text:style-name="P7"><text:span text:style-name="T3">[next] </text:span><text:span text:style-name="T4">“ उनका लेखन” </text:span><text:a xlink:type="simple" xlink:href="https://hi.wikipedia.org/wiki/कब" text:style-name="Internet_20_link" text:visited-style-name="Visited_20_Internet_20_Link">https://hi.wikipedia.org/wiki/कब</text:a><text:span text:style-name="T4">ीर </text:span></text:p>
      <text:p text:style-name="Text_20_body"/>
      <text:p text:style-name="P6">[/  20191217_094550]</text:p>
      <text:p text:style-name="Text_20_body"/>
      <text:p text:style-name="P8"/>
      <text:p text:style-name="P1">------------------------------------------------------------</text:p>
      <text:p text:style-name="P5">[XXX]</text:p>
      <text:p text:style-name="Text_20_body"/>
      <text:p text:style-name="P7"><text:span text:style-name="T1">1. </text:span><text:span text:style-name="T2">XX:XX</text:span></text:p>
      <text:p text:style-name="P2">1. <text:span text:style-name="T10">“ उनका लेखन” </text:span><text:a xlink:type="simple" xlink:href="https://hi.wikipedia.org/wiki/कब" text:style-name="Internet_20_link" text:visited-style-name="Visited_20_Internet_20_Link"><text:span text:style-name="T9">https://hi.wikipedia.org/wiki/कब</text:span></text:a><text:span text:style-name="T10">ीर </text:span>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4">उनका लेखन सिखों</text:p>
            <text:p text:style-name="P14">के आदि ग्रंथ में</text:p>
            <text:p text:style-name="P14"><text:s/>भी देखने को मिलता है।</text:p>
          </table:table-cell>
        </table:table-row>
        <table:table-row>
          <table:table-cell table:style-name="表11.A2" office:value-type="string">
            <text:p text:style-name="P10">unaka: ~ 그들의 / lekhan ~ 작문 / sikho:n ~ 시크교</text:p>
            <text:p text:style-name="P10">ke / a:di ~ 기타 / granth ~ 문자 / meng ~ 에서</text:p>
            <text:p text:style-name="P10">bhi: ~ as well / de:kane: ~ see / of / to mix / he: ~ 입니다</text:p>
          </table:table-cell>
        </table:table-row>
      </table:table>
      <text:p text:style-name="P2">2. 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4">वे हिन्दू धर्म व इस्लाम के आलोचक थे।</text:p>
          </table:table-cell>
        </table:table-row>
        <table:table-row>
          <table:table-cell table:style-name="表12.A2" office:value-type="string">
            <text:p text:style-name="P10">ve ~ 그들은 / hindu: / dharm ~ 종교 / va ~ 그리고 / isla:ma / a:lochak ~ 비평가</text:p>
          </table:table-cell>
        </table:table-row>
      </table:table>
      <text:p text:style-name="P2">1. </text:p>
      <table:table table:name="表13" table:style-name="表13">
        <table:table-column table:style-name="表13.A"/>
        <table:table-row>
          <table:table-cell table:style-name="表13.A1" office:value-type="string">
            <text:p text:style-name="P14">उन्होंने सामाजिक अंधविश्वास की निंदा की औ</text:p>
            <text:p text:style-name="P14">और सामाजिक बुराइयों की</text:p>
            <text:p text:style-name="P14"><text:s/>कड़ी आलोचना की थी।</text:p>
          </table:table-cell>
        </table:table-row>
        <table:table-row>
          <table:table-cell table:style-name="表13.A2" office:value-type="string">
            <text:p text:style-name="P10">unhonne ~ 그들은 / sa:ma:jik ~ 사회 / angdhavishva:s ~ 迷信 / ki: / ninda ~ 비난 / ki: / a:lochana: ~ 비판 / ki: / were</text:p>
            <text:p text:style-name="P10"><text:soft-page-break/>o:r ~ 그리고 / <text:s/>사회 / buraiong ~ 悪 / ki:</text:p>
            <text:p text:style-name="P10">kad%i: ~ 링크</text:p>
            <text:p text:style-name="P10"/>
          </table:table-cell>
        </table:table-row>
      </table:table>
      <text:p text:style-name="P2"/>
      <text:p text:style-name="P7"><text:span text:style-name="T3">[next] </text:span><text:span text:style-name="T4">“उनके जीवनकाल” </text:span><text:a xlink:type="simple" xlink:href="https://hi.wikipedia.org/wiki/कब" text:style-name="Internet_20_link" text:visited-style-name="Visited_20_Internet_20_Link"><text:span text:style-name="T3">https://hi.wikipedia.org/wiki/कब</text:span></text:a><text:span text:style-name="T4">ीर </text:span></text:p>
      <text:p text:style-name="Text_20_body"/>
      <text:p text:style-name="P6">[/  20191218_150417]</text:p>
      <text:p text:style-name="Text_20_body"/>
      <text:p text:style-name="P8"/>
      <text:p text:style-name="P1">------------------------------------------------------------</text:p>
      <text:p text:style-name="P5">[20191218_150754]</text:p>
      <text:p text:style-name="Text_20_body"/>
      <text:p text:style-name="P7"><text:span text:style-name="T1">1. </text:span><text:span text:style-name="T2">XX:XX</text:span></text:p>
      <text:p text:style-name="P2">1. <text:a xlink:type="simple" xlink:href="https://ar.wikipedia.org/wiki/صوفية" text:style-name="Internet_20_link" text:visited-style-name="Visited_20_Internet_20_Link">https://ar.wikipedia.org/wiki/صوفية</text:a></text:p>
      <table:table table:name="表14" table:style-name="表14">
        <table:table-column table:style-name="表14.A"/>
        <table:table-row>
          <table:table-cell table:style-name="表14.A1" office:value-type="string">
            <text:p text:style-name="P14">الصوفية أو التصوف هو</text:p>
            <text:p text:style-name="P14"><text:s/>مذهب إسلامي</text:p>
          </table:table-cell>
        </table:table-row>
        <table:table-row>
          <table:table-cell table:style-name="表14.A2" office:value-type="string">
            <text:p text:style-name="P9">al's^u:fi:ya / aw ~ 또는 / al'tas^awn ~ 신비주의 / hu:wa ~ 그 / </text:p>
            <text:p text:style-name="P9">madzahabun ~ 교리 / islami:yun ~ 이슬람</text:p>
          </table:table-cell>
        </table:table-row>
      </table:table>
      <text:p text:style-name="P2">2. 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4"><text:s/>لكن وفق الرؤية الصوفية </text:p>
            <text:p text:style-name="P14">ليست مذهبًا،</text:p>
          </table:table-cell>
        </table:table-row>
        <table:table-row>
          <table:table-cell table:style-name="表15.A2" office:value-type="string">
            <text:p text:style-name="P9">lakina ~ 하지만 / wafqa: ~ As / al'ru:wi:ya: ~ 비전 / al'su:fi:ya ~ Sufism / layisa:t ~ 그렇지 않습니다. </text:p>
            <text:p text:style-name="P9">madzahaban ~ 컬트.</text:p>
          </table:table-cell>
        </table:table-row>
      </table:table>
      <text:p text:style-name="P3"/>
      <text:p text:style-name="P7"><text:span text:style-name="T3">[next] </text:span><text:span text:style-name="T4">“وإنما هو” https://ar.wikipedia.org/wiki/صوفية</text:span></text:p>
      <text:p text:style-name="Text_20_body"/>
      <text:p text:style-name="P6">[/  20191218_152540]</text:p>
      <text:p text:style-name="Text_20_body"><text:soft-page-break/></text:p>
      <text:p text:style-name="P8">@@@</text:p>
      <text:p text:style-name="P1">------------------------------------------------------------</text:p>
      <text:p text:style-name="P5">[XXX]</text:p>
      <text:p text:style-name="Text_20_body"/>
      <text:p text:style-name="P7"><text:span text:style-name="T1">1. </text:span><text:span text:style-name="T2">XX:XX</text:span></text:p>
      <text:p text:style-name="P2">1. 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4"/>
          </table:table-cell>
        </table:table-row>
        <table:table-row>
          <table:table-cell table:style-name="表16.A2" office:value-type="string">
            <text:p text:style-name="P10"/>
          </table:table-cell>
        </table:table-row>
      </table:table>
      <text:p text:style-name="P2">2. 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4"/>
          </table:table-cell>
        </table:table-row>
        <table:table-row>
          <table:table-cell table:style-name="表17.A2" office:value-type="string">
            <text:p text:style-name="P10"/>
          </table:table-cell>
        </table:table-row>
      </table:table>
      <text:p text:style-name="P3"/>
      <text:p text:style-name="P7"><text:span text:style-name="T3">[next] </text:span><text:span text:style-name="T4">XX:XX</text:span></text:p>
      <text:p text:style-name="Text_20_body"/>
      <text:p text:style-name="P6">[/  XXX]</text:p>
      <text:p text:style-name="Text_20_body"/>
      <text:p text:style-name="Text_20_body"/>
      <text:p text:style-name="Text_20_body"/>
      <text:p text:style-name="P1"/>
      <text:p text:style-name="P1"/>
      <text:p text:style-name="P1">------------------------------------- [TEMPLATE] 20191215_235223</text:p>
      <text:p text:style-name="P1">------------------------------------------------------------</text:p>
      <text:p text:style-name="P5">[XXX]</text:p>
      <text:p text:style-name="Text_20_body"/>
      <text:p text:style-name="P7"><text:span text:style-name="T1">1. </text:span><text:span text:style-name="T2">XX:XX</text:span></text:p>
      <text:p text:style-name="P2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14"/>
          </table:table-cell>
        </table:table-row>
        <text:soft-page-break/>
        <table:table-row>
          <table:table-cell table:style-name="表27.A2" office:value-type="string">
            <text:p text:style-name="P10"/>
          </table:table-cell>
        </table:table-row>
      </table:table>
      <text:p text:style-name="P2">2. </text:p>
      <table:table table:name="表28" table:style-name="表28">
        <table:table-column table:style-name="表28.A"/>
        <table:table-row>
          <table:table-cell table:style-name="表28.A1" office:value-type="string">
            <text:p text:style-name="P14"/>
          </table:table-cell>
        </table:table-row>
        <table:table-row>
          <table:table-cell table:style-name="表28.A2" office:value-type="string">
            <text:p text:style-name="P10"/>
          </table:table-cell>
        </table:table-row>
      </table:table>
      <text:p text:style-name="P3"/>
      <text:p text:style-name="P7"><text:span text:style-name="T3">[next] </text:span><text:span text:style-name="T4">XX:XX</text:span></text:p>
      <text:p text:style-name="Text_20_body"/>
      <text:p text:style-name="P6">[/  XXX]</text:p>
      <text:p text:style-name="Text_20_body"/>
      <text:p text:style-name="Text_20_body"/>
      <text:p text:style-name="Text_20_body"/>
      <text:p text:style-name="Text_20_body"/>
      <text:p text:style-name="P1">/ ------------------------------- [TEMPLATE] 20191215_235223 /</text:p>
      <text:p text:style-name="Text_20_body"/>
      <text:p text:style-name="P4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2"/>
          </table:table-cell>
          <table:table-cell table:style-name="表236.A1" office:value-type="string">
            <text:p text:style-name="P12">SH</text:p>
          </table:table-cell>
          <table:table-cell table:style-name="表236.C1" office:value-type="string">
            <text:p text:style-name="P12">fre<text:span text:style-name="T8">nch “chiffre”</text:span>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2">dj</text:p>
          </table:table-cell>
          <table:table-cell table:style-name="表236.C2" office:value-type="string">
            <text:p text:style-name="P12">fre<text:span text:style-name="T8">nch “je”</text:span>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2">*ng<office:annotation office:name="__Annotation__1456_219229384"><dc:creator>iwabuchi ken</dc:creator><dc:date>2019-12-16T08:18:16.51</dc:date><text:p text:style-name="P28"><text:span text:style-name="T11">end of the word, no chars further.</text:span></text:p></office:annotation><text:span text:style-name="T8">$</text:span><office:annotation-end office:name="__Annotation__1456_219229384"/></text:p>
          </table:table-cell>
          <table:table-cell table:style-name="表236.C2" office:value-type="string">
            <text:p text:style-name="P12">nasal(en.)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3">th%</text:p>
          </table:table-cell>
          <table:table-cell table:style-name="表236.C2" office:value-type="string">
            <text:p text:style-name="P12">“ṭh”<text:note text:id="ftn1" text:note-class="footnote"><text:note-citation>1</text:note-citation><text:note-body><text:p text:style-name="Footnote"><text:a xlink:type="simple" xlink:href="https://ja.wikipedia.org/wiki/ヒンディー語#文字" text:style-name="Internet_20_link" text:visited-style-name="Visited_20_Internet_20_Link">https://ja.wikipedia.org/wiki/ヒンディー語#文字</text:a></text:p></text:note-body></text:note>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3">r^</text:p>
          </table:table-cell>
          <table:table-cell table:style-name="表236.C2" office:value-type="string">
            <text:p text:style-name="P12">“r̥”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3">d%</text:p>
          </table:table-cell>
          <table:table-cell table:style-name="表236.C2" office:value-type="string">
            <text:p text:style-name="P12">“ḍ”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3">dz</text:p>
          </table:table-cell>
          <table:table-cell table:style-name="表236.C2" office:value-type="string">
            <text:p text:style-name="P12">english “the”</text:p>
          </table:table-cell>
        </table:table-row>
      </table:table>
      <text:p text:style-name="P4"/>
      <text:p text:style-name="P4"/>
      <text:p text:style-name="P4">/ --------------------------------------- [SYMBOLS] 20191113_111045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15T23:29:27.96</meta:creation-date>
    <dc:date>2019-12-18T15:25:57.63</dc:date>
    <dc:creator>iwabuchi ken</dc:creator>
    <meta:editing-duration>PT5H45M15S</meta:editing-duration>
    <meta:editing-cycles>8</meta:editing-cycles>
    <meta:generator>OpenOffice/4.1.3$Win32 OpenOffice.org_project/413m1$Build-9783</meta:generator>
    <meta:document-statistic meta:table-count="20" meta:image-count="0" meta:object-count="0" meta:page-count="8" meta:paragraph-count="147" meta:word-count="861" meta:character-count="4345"/>
  </office:meta>
</office:document-meta>
</file>